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75a0c8" officeooo:paragraph-rsid="0075a0c8"/>
    </style:style>
    <style:style style:name="P2" style:family="paragraph" style:parent-style-name="Quotations">
      <style:text-properties officeooo:paragraph-rsid="00783647"/>
    </style:style>
    <style:style style:name="P3" style:family="paragraph" style:parent-style-name="Standard">
      <style:text-properties style:font-name="Calibri Light" fo:font-weight="250" officeooo:rsid="0076ece0"/>
    </style:style>
    <style:style style:name="P4" style:family="paragraph" style:parent-style-name="Standard">
      <style:text-properties style:font-name="Calibri Light" fo:font-weight="250" officeooo:rsid="00783647" officeooo:paragraph-rsid="00783647"/>
    </style:style>
    <style:style style:name="P5" style:family="paragraph" style:parent-style-name="Standard">
      <style:text-properties style:font-name="Calibri Light" fo:font-weight="250" officeooo:rsid="007915f9" officeooo:paragraph-rsid="007915f9"/>
    </style:style>
    <style:style style:name="P6" style:family="paragraph" style:parent-style-name="Standard">
      <style:text-properties style:font-name="Calibri Light" fo:font-weight="250" officeooo:rsid="007af6cb" officeooo:paragraph-rsid="007af6cb"/>
    </style:style>
    <style:style style:name="P7" style:family="paragraph" style:parent-style-name="Standard">
      <style:text-properties style:font-name="Calibri Light" fo:font-weight="250" officeooo:rsid="007c6ba7" officeooo:paragraph-rsid="007c6ba7"/>
    </style:style>
    <style:style style:name="P8" style:family="paragraph" style:parent-style-name="Standard">
      <style:text-properties style:font-name="Calibri Light" fo:font-weight="250" officeooo:rsid="007f9d81" officeooo:paragraph-rsid="007f9d81"/>
    </style:style>
    <style:style style:name="P9" style:family="paragraph" style:parent-style-name="Text_20_body">
      <style:text-properties officeooo:rsid="0075090e"/>
    </style:style>
    <style:style style:name="P10" style:family="paragraph" style:parent-style-name="Text_20_body">
      <style:text-properties officeooo:rsid="0076ece0" officeooo:paragraph-rsid="0076ece0"/>
    </style:style>
    <style:style style:name="P11" style:family="paragraph" style:parent-style-name="Quotations">
      <style:text-properties fo:color="#ce9178" loext:opacity="100%" style:font-name="Consolas2" fo:font-size="10.5pt" fo:font-weight="normal"/>
    </style:style>
    <style:style style:name="P12" style:family="paragraph" style:parent-style-name="Standard">
      <style:text-properties style:font-name="Calibri Light" fo:font-weight="250" officeooo:rsid="007f9d81" officeooo:paragraph-rsid="007f9d81"/>
    </style:style>
    <style:style style:name="P13" style:family="paragraph" style:parent-style-name="Standard">
      <style:text-properties style:font-name="Calibri Light" fo:font-weight="250" officeooo:rsid="00818f51" officeooo:paragraph-rsid="00818f51"/>
    </style:style>
    <style:style style:name="P14" style:family="paragraph" style:parent-style-name="Standard">
      <style:text-properties style:font-name="Calibri Light" fo:font-weight="250" officeooo:rsid="00831d60" officeooo:paragraph-rsid="00831d60"/>
    </style:style>
    <style:style style:name="P15" style:family="paragraph" style:parent-style-name="Standard">
      <style:text-properties style:font-name="Calibri Light" fo:font-weight="250" officeooo:rsid="0084cfe7" officeooo:paragraph-rsid="0084cfe7"/>
    </style:style>
    <style:style style:name="P16" style:family="paragraph" style:parent-style-name="Standard">
      <style:text-properties style:font-name="Calibri Light" fo:font-weight="250" officeooo:rsid="008598cf" officeooo:paragraph-rsid="008598cf"/>
    </style:style>
    <style:style style:name="P17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18" style:family="paragraph" style:parent-style-name="Text_20_body">
      <style:text-properties officeooo:rsid="00865e5f" officeooo:paragraph-rsid="00865e5f"/>
    </style:style>
    <style:style style:name="P19" style:family="paragraph" style:parent-style-name="Text_20_body">
      <style:text-properties officeooo:rsid="00869173" officeooo:paragraph-rsid="00869173"/>
    </style:style>
    <style:style style:name="T1" style:family="text">
      <style:text-properties style:font-name="Consolas2" fo:font-size="10.5pt" fo:font-weight="normal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style:font-name="Consolas2" fo:font-size="10.5pt" fo:font-weight="normal"/>
    </style:style>
    <style:style style:name="T4" style:family="text">
      <style:text-properties fo:color="#9cdcfe" loext:opacity="100%" style:font-name="Consolas2" fo:font-size="10.5pt" fo:font-weight="normal" officeooo:rsid="00831d60" fo:background-color="#1f1f1f" loext:char-shading-value="0"/>
    </style:style>
    <style:style style:name="T5" style:family="text">
      <style:text-properties fo:color="#9cdcfe" loext:opacity="100%" officeooo:rsid="00783647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Consolas2" fo:font-size="10.5pt" fo:font-weight="normal"/>
    </style:style>
    <style:style style:name="T8" style:family="text">
      <style:text-properties officeooo:rsid="0075a0c8"/>
    </style:style>
    <style:style style:name="T9" style:family="text">
      <style:text-properties officeooo:rsid="0076be55"/>
    </style:style>
    <style:style style:name="T10" style:family="text">
      <style:text-properties fo:color="#808080" loext:opacity="100%"/>
    </style:style>
    <style:style style:name="T11" style:family="text">
      <style:text-properties fo:color="#808080" loext:opacity="100%" style:font-name="Consolas2" fo:font-size="10.5pt" fo:font-weight="normal"/>
    </style:style>
    <style:style style:name="T12" style:family="text">
      <style:text-properties fo:color="#569cd6" loext:opacity="100%"/>
    </style:style>
    <style:style style:name="T13" style:family="text">
      <style:text-properties fo:color="#569cd6" loext:opacity="100%" style:font-name="Consolas2" fo:font-size="10.5pt" fo:font-weight="normal"/>
    </style:style>
    <style:style style:name="T14" style:family="text">
      <style:text-properties fo:color="#569cd6" loext:opacity="100%" style:font-name="Consolas2" fo:font-size="10.5pt" fo:font-weight="normal" officeooo:rsid="00831d60" fo:background-color="#1f1f1f" loext:char-shading-value="0"/>
    </style:style>
    <style:style style:name="T15" style:family="text">
      <style:text-properties officeooo:rsid="0079ae91"/>
    </style:style>
    <style:style style:name="T16" style:family="text">
      <style:text-properties officeooo:rsid="0079faef"/>
    </style:style>
    <style:style style:name="T17" style:family="text">
      <style:text-properties officeooo:rsid="007e0aba"/>
    </style:style>
    <style:style style:name="T18" style:family="text">
      <style:text-properties fo:color="#cccccc" loext:opacity="100%" style:font-name="Consolas2" fo:font-size="10.5pt" fo:font-weight="normal" officeooo:rsid="00831d60" fo:background-color="#1f1f1f" loext:char-shading-value="0"/>
    </style:style>
    <style:style style:name="T19" style:family="text">
      <style:text-properties fo:color="#d4d4d4" loext:opacity="100%" style:font-name="Consolas2" fo:font-size="10.5pt" fo:font-weight="normal"/>
    </style:style>
    <style:style style:name="T20" style:family="text">
      <style:text-properties fo:color="#d4d4d4" loext:opacity="100%" style:font-name="Consolas2" fo:font-size="10.5pt" fo:font-weight="normal" officeooo:rsid="00831d60" fo:background-color="#1f1f1f" loext:char-shading-value="0"/>
    </style:style>
    <style:style style:name="T21" style:family="text">
      <style:text-properties fo:color="#dcdcaa" loext:opacity="100%" style:font-name="Consolas2" fo:font-size="10.5pt" fo:font-weight="normal" officeooo:rsid="00831d60" fo:background-color="#1f1f1f" loext:char-shading-value="0"/>
    </style:style>
    <style:style style:name="T22" style:family="text">
      <style:text-properties fo:color="#4ec9b0" loext:opacity="100%" style:font-name="Consolas2" fo:font-size="10.5pt" fo:font-weight="normal"/>
    </style:style>
    <style:style style:name="T23" style:family="text">
      <style:text-properties fo:color="#4fc1ff" loext:opacity="100%" style:font-name="Consolas2" fo:font-size="10.5pt" fo:font-weight="normal"/>
    </style:style>
    <style:style style:name="T24" style:family="text">
      <style:text-properties officeooo:rsid="008420bc"/>
    </style:style>
    <style:style style:name="T25" style:family="text">
      <style:text-properties officeooo:rsid="008598cf"/>
    </style:style>
    <style:style style:name="T26" style:family="text">
      <style:text-properties officeooo:rsid="00865e5f"/>
    </style:style>
    <style:style style:name="T27" style:family="text">
      <style:text-properties fo:color="#d7ba7d" loext:opacity="100%"/>
    </style:style>
    <style:style style:name="T28" style:family="text">
      <style:text-properties fo:color="#b5cea8" loext:opacity="100%" style:font-name="Consolas2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cesibilidad</text:h>
      <text:p text:style-name="P9">- El comando npm run analyze genera el reporte de Webpack Bundle Analyze para examinar el bundle size de JS. <text:span text:style-name="T8">Este hace un diagnostico de todos los paquetes que se estan usando en el sitio.</text:span></text:p>
      <text:p text:style-name="P9">- El comando npm run lhci corre Lighthouse CI para verificar los puntajes esperados de Lighthouse.</text:p>
      <text:p text:style-name="P9"><text:tab/><text:span text:style-name="T9">Verifica los puntajes obtenidos de accesibilidad y al correrlo de esta manera sino logramos los puntajes minimos no nos deja hacer deploy, de esta manera comprobamos que cumplimos con esos puntajes minimos.</text:span></text:p>
      <text:p text:style-name="P9">- El comando npm run lhci:ssr corre Lighthouse CI para verificar los puntajes esperados de Lighthouse usando SSR.</text:p>
      <text:p text:style-name="P10">** SOLUCIÓN:</text:p>
      <text:p text:style-name="P10">1. Remover de MomentJS:</text:p>
      <text:p text:style-name="P10">- se instala date-fns. Y se crea un pipe “timeAgo” para calcular el tiempo.</text:p>
      <text:p text:style-name="P3">2. Puntajes en Lighthouse:</text:p>
      <text:p text:style-name="P3">- Cambiar tamaños de imagenes para que pesen menos, se utiliza un tamaño para cada tipo de pantalla:</text:p>
      <text:p text:style-name="P4">+ Instalar imagemin, imagemin-pngquant, imagemin-webp, sharp</text:p>
      <text:p text:style-name="P4">+ En package.json: se hace referencia a scripts:</text:p>
      <text:p text:style-name="P2"><text:span text:style-name="T2"><text:tab/></text:span><text:span text:style-name="T5">scripts ...</text:span></text:p>
      <text:p text:style-name="P2"><text:span text:style-name="T2"><text:tab/>"images"</text:span>: <text:span text:style-name="T6">"npm run images:resize &amp;&amp; npm run images:compress"</text:span>,</text:p>
      <text:p text:style-name="Quotations"><text:span text:style-name="T3"><text:tab/>"images:resize"</text:span><text:span text:style-name="T1">: </text:span><text:span text:style-name="T7">"node scripts/resize.msj"</text:span><text:span text:style-name="T1">,</text:span></text:p>
      <text:p text:style-name="Quotations"><text:span text:style-name="T3"><text:tab/>"images:compress"</text:span><text:span text:style-name="T1">: </text:span><text:span text:style-name="T7">"node scripts/compress.msj"</text:span></text:p>
      <text:p text:style-name="P11"><text:tab/>...</text:p>
      <text:p text:style-name="P4"/>
      <text:p text:style-name="P5">+ crear un componente para el manejo de las diferentes imagenes:</text:p>
      <text:p text:style-name="P5">+ <text:span text:style-name="T15">shared/components/</text:span>img.component.html: <text:span text:style-name="T16">(verlo)</text:span></text:p>
      <text:p text:style-name="Quotations"><text:span text:style-name="T10">&lt;</text:span><text:span text:style-name="T12">picture</text:span><text:span text:style-name="T10">&gt;</text:span></text:p>
      <text:p text:style-name="Quotations"><text:s text:c="2"/><text:span text:style-name="T11">&lt;</text:span><text:span text:style-name="T13">source</text:span></text:p>
      <text:p text:style-name="Quotations"><text:s text:c="4"/><text:span text:style-name="T3">[srcset]</text:span><text:span text:style-name="T1">=</text:span><text:span text:style-name="T7">"</text:span><text:span text:style-name="T3">source</text:span><text:span text:style-name="T1">.</text:span><text:span text:style-name="T3">path</text:span><text:span text:style-name="T7">"</text:span></text:p>
      <text:p text:style-name="Quotations"><text:s text:c="4"/><text:span text:style-name="T3">[media]</text:span><text:span text:style-name="T1">=</text:span><text:span text:style-name="T7">"</text:span><text:span text:style-name="T3">source</text:span><text:span text:style-name="T1">.</text:span><text:span text:style-name="T3">media</text:span><text:span text:style-name="T7">"</text:span></text:p>
      <text:p text:style-name="Quotations"><text:s text:c="4"/><text:span text:style-name="T3">*ngFor</text:span><text:span text:style-name="T1">=</text:span><text:span text:style-name="T7">"</text:span><text:span text:style-name="T13">let</text:span><text:span text:style-name="T1"> </text:span><text:span text:style-name="T3">source</text:span><text:span text:style-name="T1"> </text:span><text:span text:style-name="T13">of</text:span><text:span text:style-name="T1"> </text:span><text:span text:style-name="T3">sources</text:span><text:span text:style-name="T7">"</text:span></text:p>
      <text:p text:style-name="Quotations"><text:s text:c="2"/><text:span text:style-name="T11">/&gt;</text:span></text:p>
      <text:p text:style-name="Quotations"><text:s text:c="2"/><text:span text:style-name="T11">&lt;</text:span><text:span text:style-name="T13">img</text:span><text:span text:style-name="T1"> </text:span><text:span text:style-name="T3">[src]</text:span><text:span text:style-name="T1">=</text:span><text:span text:style-name="T7">"</text:span><text:span text:style-name="T3">path</text:span><text:span text:style-name="T7">"</text:span><text:span text:style-name="T1"> </text:span><text:span text:style-name="T3">[alt]</text:span><text:span text:style-name="T1">=</text:span><text:span text:style-name="T7">"</text:span><text:span text:style-name="T3">alt</text:span><text:span text:style-name="T7">"</text:span><text:span text:style-name="T1"> </text:span><text:span text:style-name="T3">loading</text:span><text:span text:style-name="T1">=</text:span><text:span text:style-name="T7">"lazy"</text:span><text:span text:style-name="T1"> </text:span><text:span text:style-name="T3">decoding</text:span><text:span text:style-name="T1">=</text:span><text:span text:style-name="T7">"async"</text:span><text:span text:style-name="T1"> </text:span><text:span text:style-name="T11">/&gt;</text:span></text:p>
      <text:p text:style-name="Quotations"><text:span text:style-name="T10">&lt;/</text:span><text:span text:style-name="T12">picture</text:span><text:span text:style-name="T10">&gt;</text:span></text:p>
      <text:p text:style-name="Quotations"/>
      <text:p text:style-name="P5">** El elemento HTML &lt;picture&gt; es un contenedor usado para especificar múltiples elementos &lt;source&gt; y un elemento &lt;img&gt; contenido en él para proveer versiones de una imagen para diferentes escenarios de dispositivos. Si no hay coincidencias con los elementos &lt;source&gt;, el archivo especificado en los atributos src del elemento &lt;img&gt; es utilizado. La imagen seleccionada es entonces presentada en el espacio ocupado por el elemento &lt;img&gt;.</text:p>
      <text:p text:style-name="P6">** loading="lazy" decoding="async": para que sea mas facil la carga de las imagenes para el navegador, sin bloquera el hilo principal</text:p>
      <text:p text:style-name="P7"/>
      <text:p text:style-name="P7"><text:soft-page-break/>+ webp: pesa mucho menos que los png, pero los navegadores mas antiguos no manejan este tipo de imagenes</text:p>
      <text:p text:style-name="P7"><text:s/></text:p>
      <text:p text:style-name="P7">- <text:span text:style-name="T17">para evaluar con el ligthhouse, se debe hacer en producción ya que alli ya Angular ha echo la optimización</text:span></text:p>
      <text:p text:style-name="P7"/>
      <text:p text:style-name="P8">3. SSR Server Side Render:</text:p>
      <text:p text:style-name="P8">De forma predeterminada, Angular representa las aplicaciones solo en un navegador . Angular Universal permite que Angular represente una aplicación en el servidor , generando contenido HTML estático , que representa el estado de una aplicación. Una vez que el contenido HTML se representa en un navegador, Angular inicia una aplicación y reutiliza la información disponible en el HTML generado por el servidor.</text:p>
      <text:p text:style-name="P8"/>
      <text:p text:style-name="P8">Con el renderizado del lado del servidor, una aplicación generalmente se renderiza en un navegador más rápido, dando a los usuarios la oportunidad de ver la interfaz de usuario de la aplicación antes de que se vuelva completamente interactiva.</text:p>
      <text:p text:style-name="P8"/>
      <text:p text:style-name="P8"><text:a xlink:type="simple" xlink:href="https://angular.io/guide/universal" text:style-name="Internet_20_link" text:visited-style-name="Visited_20_Internet_20_Link">https://angular.io/guide/universal</text:a></text:p>
      <text:p text:style-name="P8"/>
      <text:p text:style-name="P8">** cuando da error cuando se va instalar un paquetes</text:p>
      <text:h text:style-name="Heading_20_4" text:outline-level="4"><text:span text:style-name="Source_20_Text">npm install -g npm-check-updates</text:span></text:h>
      <text:h text:style-name="Heading_20_4" text:outline-level="4"><text:span text:style-name="Source_20_Text">ncu -u</text:span></text:h>
      <text:h text:style-name="Heading_20_4" text:outline-level="4"><text:span text:style-name="Source_20_Text">npm update</text:span></text:h>
      <text:p text:style-name="P8"/>
      <text:p text:style-name="P13">** soluciones el error con swiper instalando la version 8.4.6 ultima que soporta Angular</text:p>
      <text:p text:style-name="P13"/>
      <text:p text:style-name="P14">+ char. Js es una librería que depende en su totalidad del browser, porque utiliza canvas, por eso solo se puede renderizar en el browser no en el servidor.</text:p>
      <text:p text:style-name="Quotations"><text:span text:style-name="T4">isBrowser</text:span><text:span text:style-name="T18"> </text:span><text:span text:style-name="T20">=</text:span><text:span text:style-name="T18"> </text:span><text:span text:style-name="T21">isPlatformBrowser</text:span><text:span text:style-name="T18">(</text:span><text:span text:style-name="T14">this</text:span><text:span text:style-name="T18">.</text:span><text:span text:style-name="T4">platformId</text:span><text:span text:style-name="T18">);</text:span></text:p>
      <text:p text:style-name="Quotations"><text:span text:style-name="T13">constructor</text:span><text:span text:style-name="T1">(@</text:span><text:span text:style-name="T22">Inject</text:span><text:span text:style-name="T1">(</text:span><text:span text:style-name="T23">PLATFORM_ID</text:span><text:span text:style-name="T1">) </text:span><text:span text:style-name="T13">private</text:span><text:span text:style-name="T1"> </text:span><text:span text:style-name="T3">platformId</text:span><text:span text:style-name="T19">:</text:span><text:span text:style-name="T1"> </text:span><text:span text:style-name="T22">any</text:span><text:span text:style-name="T1">) {}</text:span></text:p>
      <text:p text:style-name="P14"/>
      <text:p text:style-name="Quotations"><text:span text:style-name="T10">&lt;</text:span><text:span text:style-name="T12">canvas</text:span></text:p>
      <text:p text:style-name="Quotations"><text:tab/><text:span text:style-name="T3">*ngIf</text:span><text:span text:style-name="T1">=</text:span><text:span text:style-name="T7">"</text:span><text:span text:style-name="T3">isBrowser</text:span><text:span text:style-name="T7">"</text:span></text:p>
      <text:p text:style-name="P14">** para que solo se renderice en el browser sino daría error en el servidor</text:p>
      <text:p text:style-name="P14"/>
      <text:p text:style-name="P14">- <text:span text:style-name="T24">robots.txt: mejora para el SEO para los buscadores</text:span></text:p>
      <text:p text:style-name="P15">* angular.json</text:p>
      <text:p text:style-name="Quotations"><text:s/><text:span text:style-name="T3">"assets"</text:span><text:span text:style-name="T1">: [</text:span></text:p>
      <text:p text:style-name="Quotations"><text:s/><text:span text:style-name="T7">"src/favicon.ico"</text:span><text:span text:style-name="T1">,</text:span></text:p>
      <text:p text:style-name="Quotations"><text:s/><text:span text:style-name="T7">"src/assets"</text:span><text:span text:style-name="T1">,</text:span></text:p>
      <text:p text:style-name="Quotations"><text:s/><text:span text:style-name="T7">"src/robots.txt"</text:span></text:p>
      <text:p text:style-name="Quotations"><text:span text:style-name="T1">],</text:span></text:p>
      <text:p text:style-name="P15"/>
      <text:p text:style-name="P15">- <text:span text:style-name="T25">SSR ahora genera dos carpetas para renderizar, una para el browser y una para el server por lo que hay que modificar los comandos</text:span></text:p>
      <text:p text:style-name="P16">+package.json</text:p>
      <text:p text:style-name="Quotations"><text:span text:style-name="T2">"scripts"</text:span>: {</text:p>
      <text:p text:style-name="Quotations"><text:s text:c="4"/><text:span text:style-name="T3">"ng"</text:span><text:span text:style-name="T1">: </text:span><text:span text:style-name="T7">"ng"</text:span><text:span text:style-name="T1">,</text:span></text:p>
      <text:p text:style-name="Quotations"><text:soft-page-break/><text:s text:c="4"/><text:span text:style-name="T3">"start"</text:span><text:span text:style-name="T1">: </text:span><text:span text:style-name="T7">"ng serve"</text:span><text:span text:style-name="T1">,</text:span></text:p>
      <text:p text:style-name="Quotations"><text:s text:c="4"/><text:span text:style-name="T3">"start:prod"</text:span><text:span text:style-name="T1">: </text:span><text:span text:style-name="T7">"http-server ./dist/landing-perf-angular/browser -p 8080"</text:span><text:span text:style-name="T1">,</text:span></text:p>
      <text:p text:style-name="P16"/>
      <text:p text:style-name="P16">- <text:span text:style-name="T26">para compilar ahora:</text:span></text:p>
      <text:h text:style-name="Heading_20_4" text:outline-level="4">npm run build:ssr</text:h>
      <text:p text:style-name="Text_20_body"/>
      <text:p text:style-name="Text_20_body">- <text:span text:style-name="T26">correr version de ssr:</text:span></text:p>
      <text:h text:style-name="Heading_20_4" text:outline-level="4">npm run serve:ssr</text:h>
      <text:p text:style-name="Text_20_body"/>
      <text:p text:style-name="P18">4 Animaciones:</text:p>
      <text:p text:style-name="P18">* Fijar navbar, al hacer scroll:</text:p>
      <text:p text:style-name="Quotations"><text:span text:style-name="T27">.nav--desktop</text:span> {</text:p>
      <text:p text:style-name="Quotations"><text:s text:c="2"/><text:span text:style-name="T3">position</text:span><text:span text:style-name="T1">: </text:span><text:span text:style-name="T7">sticky</text:span><text:span text:style-name="T1">;</text:span></text:p>
      <text:p text:style-name="Quotations"><text:s text:c="2"/><text:span text:style-name="T3">top</text:span><text:span text:style-name="T1">: </text:span><text:span text:style-name="T28">0</text:span><text:span text:style-name="T1">;</text:span></text:p>
      <text:p text:style-name="Quotations"><text:s text:c="2"/><text:span text:style-name="T3">left</text:span><text:span text:style-name="T1">: </text:span><text:span text:style-name="T28">0</text:span><text:span text:style-name="T1">;</text:span></text:p>
      <text:p text:style-name="Quotations"><text:s text:c="2"/><text:span text:style-name="T3">right</text:span><text:span text:style-name="T1">: </text:span><text:span text:style-name="T28">0</text:span><text:span text:style-name="T1">;</text:span></text:p>
      <text:p text:style-name="Quotations"><text:s text:c="2"/><text:span text:style-name="T3">z-index</text:span><text:span text:style-name="T1">: </text:span><text:span text:style-name="T28">100</text:span><text:span text:style-name="T1">;</text:span></text:p>
      <text:p text:style-name="Quotations"><text:s text:c="2"/><text:span text:style-name="T3">background-color</text:span><text:span text:style-name="T1">: </text:span><text:span text:style-name="T7">#27263ff2</text:span><text:span text:style-name="T1">;</text:span></text:p>
      <text:p text:style-name="Quotations"><text:s text:c="2"/><text:span text:style-name="T3">transition</text:span><text:span text:style-name="T1">: </text:span><text:span text:style-name="T28">0.3s</text:span><text:span text:style-name="T1">;</text:span></text:p>
      <text:p text:style-name="Quotations">}</text:p>
      <text:p text:style-name="P17"/>
      <text:p text:style-name="P19">* crear animacion para cuando se cambia de seccion:</text:p>
      <text:p text:style-name="P19">- ver src\app\shared\directives</text:p>
      <text:p text:style-name="P19">y la implementacion en: feature, snippets y stat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7-11T16:18:11.986000000</dc:date>
    <meta:editing-duration>P4DT5H49M8S</meta:editing-duration>
    <meta:editing-cycles>128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78" meta:word-count="641" meta:character-count="4260" meta:non-whitespace-character-count="3641"/>
  </office:meta>
</office:document-meta>
</file>